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style:font-size-asian="11.3999996185303pt" style:font-size-complex="13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Arial1" fo:font-size="13pt" style:rfc-language-tag="ca-ES-valencia" fo:language="ca" fo:country="ES" style:font-size-asian="11.399999618530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0703ef" officeooo:paragraph-rsid="000703ef" style:font-size-asian="11.399999618530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0994ad" officeooo:paragraph-rsid="000994ad" style:font-size-asian="11.399999618530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0dacf0" style:font-size-asian="11.3999996185303pt" style:font-size-complex="13pt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66a3a" style:font-size-asian="11.3999996185303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66a3a" officeooo:paragraph-rsid="000994ad" style:font-size-asian="11.3999996185303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9cfb7" officeooo:paragraph-rsid="0009cfb7" style:font-size-asian="11.399999618530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af567" officeooo:paragraph-rsid="000af567" style:font-size-asian="11.3999996185303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style:font-size-asian="11.3999996185303pt" style:font-size-complex="13pt"/>
    </style:style>
    <style:style style:name="P11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cddd7" officeooo:paragraph-rsid="000cddd7" style:font-size-asian="11.3999996185303pt" style:font-size-complex="13pt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dacf0" officeooo:paragraph-rsid="000dacf0" style:font-size-asian="11.3999996185303pt" style:font-size-complex="13pt"/>
    </style:style>
    <style:style style:name="P13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703ef" officeooo:paragraph-rsid="000703ef" style:font-size-asian="11.3999996185303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994ad" officeooo:paragraph-rsid="000994ad" style:font-size-asian="11.3999996185303pt" style:font-size-complex="13pt"/>
    </style:style>
    <style:style style:name="P15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09cfb7" officeooo:paragraph-rsid="0009cfb7" style:font-size-asian="11.399999618530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style:font-size-asian="11.399999618530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Arial1" fo:font-size="13pt" style:rfc-language-tag="ca-ES-valencia" fo:language="ca" fo:country="ES" officeooo:rsid="00103a3f" officeooo:paragraph-rsid="00103a3f" style:font-size-asian="11.399999618530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style:font-size-asian="11.3999996185303pt" style:font-size-complex="13pt"/>
    </style:style>
    <style:style style:name="T1" style:family="text">
      <style:text-properties fo:color="#c9211e" loext:opacity="100%"/>
    </style:style>
    <style:style style:name="T2" style:family="text">
      <style:text-properties officeooo:rsid="000f65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è és una màscara de xarxa? Indica quines xarxes poden ser usades per a usos privats (no poden accedir a internet)?</text:p>
      <text:p text:style-name="P1"/>
      <text:p text:style-name="P13">Conjunt de números que determinen la part de xarxa i de host d’una direcció IP</text:p>
      <text:p text:style-name="P3"><text:span text:style-name="T1"/></text:p>
      <text:p text:style-name="P14">Xarxes per a ús privat:</text:p>
      <text:p text:style-name="P4"><text:span text:style-name="T1"/></text:p>
      <text:p text:style-name="P14">10.0.0.0 – 10.255.255.255 (/8)</text:p>
      <text:p text:style-name="P14">172.16.0.0 – 172.31.255.255 (/12)</text:p>
      <text:p text:style-name="P14">192.168.0.0 – 192.168.255.255 (/16)</text:p>
      <text:p text:style-name="P1"/>
      <text:p text:style-name="P1">2. Què representa l'adreça IP 127.0.0.1? i la 127.1.2.254?</text:p>
      <text:p text:style-name="P1"/>
      <text:p text:style-name="P6">127.0.0.1 o loopback fa referència a la pròpia màquina.</text:p>
      <text:p text:style-name="P7">127.1.2.254 forma part del rang de loopback.</text:p>
      <text:p text:style-name="P1"/>
      <text:p text:style-name="P1">3. Instal·la un servidor Apache en el teu equip.</text:p>
      <text:p text:style-name="P1"/>
      <text:p text:style-name="P17">sudo apt update – Actualitzar el sistema</text:p>
      <text:p text:style-name="P17">sudo apt install apache2 – Instal·lar Apache</text:p>
      <text:p text:style-name="P17">sudo systemctl status apache2 – Comprovar l’estat en el que es troba</text:p>
      <text:p text:style-name="P1"/>
      <text:p text:style-name="P1">4. Què és un node virtual (Virtual host)?</text:p>
      <text:p text:style-name="P1"/>
      <text:p text:style-name="P17">Entorn virtual que permet a un servidor allotjar diversos serveis de manera independent.</text:p>
      <text:p text:style-name="P1"/>
      <text:p text:style-name="P1">5. Què és una URI? Quines parts la formen?</text:p>
      <text:p text:style-name="P1"/>
      <text:p text:style-name="P8">(Uniform Resource Identifire) s’utilitza per a localitzar pàgines web, fitxers, serveis, etc.</text:p>
      <text:p text:style-name="P8"/>
      <text:p text:style-name="P8">Està formada per:</text:p>
      <text:p text:style-name="P8"/>
      <text:p text:style-name="P8">- Esquema: Indica el protocol</text:p>
      <text:p text:style-name="P8"/>
      <text:p text:style-name="P8">- Autoritat: Indica el domini</text:p>
      <text:p text:style-name="P8"/>
      <text:p text:style-name="P8">- Ruta: On es troba el recurs en el servidor</text:p>
      <text:p text:style-name="P8"/>
      <text:p text:style-name="P8">- Consulta: Paràmetres opcionals de cerca</text:p>
      <text:p text:style-name="P8"/>
      <text:p text:style-name="P8">- Fragment: Apunta a una part específica del recurs</text:p>
      <text:p text:style-name="P2">6. Pel que fa a la configuració d'Apache. Què és el DocumentRoot? I DirectoryIndex?</text:p>
      <text:p text:style-name="P1"/>
      <text:p text:style-name="P9">DocumentRoot defineix el directori principal des d’on Apache mostra els fitxers del lloc web.</text:p>
      <text:p text:style-name="P9"/>
      <text:p text:style-name="P9">DirectoryIndex defineix el fitxer predeterminat que Apache mostra quan no s’especifica un fitxer en concret.</text:p>
      <text:p text:style-name="P1"/>
      <text:p text:style-name="P1">7. Publica un document HTML que es mostre per defecte, és a dir, en posar l'URL sols amb el nom del servidor. Aquesta pàgina contindrà una imatge i un xicotet resum del teu perfil acadèmic. La imatge i el document hauran d'estar en directoris diferents.</text:p>
      <text:p text:style-name="P1"/>
      <text:p text:style-name="P10"/>
      <text:p text:style-name="P1"/>
      <text:p text:style-name="P1">8. Fes les proves adequades amb un client HTTP basat en terminal (curl, wget, HTTPie) amb almenys 3 peticions una de les quals tornarà el codi 200, l’altra el 404 i l’altra qualsevol codi distint.</text:p>
      <text:p text:style-name="P1"/>
      <text:p text:style-name="P10"/>
      <text:p text:style-name="P1"/>
      <text:p text:style-name="P1"><text:span text:style-name="T2">9</text:span>. Quin codi torna el servidor quan sol·licitem un recurs sols en el nom del servidor? Per què?</text:p>
      <text:p text:style-name="P1"/>
      <text:p text:style-name="P11">- 200 OK: Si troba el recurs</text:p>
      <text:p text:style-name="P11"/>
      <text:p text:style-name="P11">- 403 Forbidden: Si no troba el fitxer i el directori està deshabilitat</text:p>
      <text:p text:style-name="P11"/>
      <text:p text:style-name="P11">- 404 Not Found: Si no troba el directori i no existeix un fitxer predeterminat</text:p>
      <text:p text:style-name="P11"/>
      <text:p text:style-name="P11">- 301 / 302 Redirect: Si redirigeix la sol·licitud a una URL específica</text:p>
      <text:p text:style-name="P1"/>
      <text:p text:style-name="P1">1<text:span text:style-name="T2">0</text:span>. Esbrina de quina forma podem analitzar els codis de retorn des d'un navegador gràfic (Firefox i Google Chrome).</text:p>
      <text:p text:style-name="P5"/>
      <text:p text:style-name="P12">En les eines de desenvolupament, en l’apartat de Network apareixen les sol·licituds i en Status mostra el codi que ha retornat.</text:p>
      <text:p text:style-name="P1"/>
      <text:p text:style-name="P1">1<text:span text:style-name="T2">1</text:span>. Afig al document les 10 últimes línies del registre (LOG). Explicant quina informació representa cada columna.</text:p>
      <text:p text:style-name="P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46:44.302000000</meta:creation-date>
    <dc:date>2024-09-17T09:23:09.500106728</dc:date>
    <meta:editing-duration>PT2H4M35S</meta:editing-duration>
    <meta:editing-cycles>15</meta:editing-cycles>
    <meta:generator>LibreOffice/24.2.4.2$Linux_X86_64 LibreOffice_project/420$Build-2</meta:generator>
    <meta:document-statistic meta:table-count="0" meta:image-count="0" meta:object-count="0" meta:page-count="2" meta:paragraph-count="36" meta:word-count="434" meta:character-count="2583" meta:non-whitespace-character-count="2179"/>
  </office:meta>
</office:document-meta>
</file>